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4pt" fo:font-weight="bold"/>
    </style:style>
    <style:style style:name="P4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9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0" style:family="paragraph" style:parent-style-name="Text_20_body">
      <style:paragraph-properties fo:text-align="start" style:justify-single-word="false"/>
      <style:text-properties style:font-name="Liberation Serif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1">
      <style:text-properties style:font-name="Liberation Serif"/>
    </style:style>
    <style:style style:name="P13" style:family="paragraph" style:parent-style-name="Text_20_body" style:list-style-name="L2">
      <style:text-properties fo:font-variant="normal" fo:text-transform="none" fo:color="#eb613d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2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color="#000000" style:font-name="Liberation Serif" fo:font-size="12pt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/>
      <style:text-properties style:font-name="Liberation Serif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eb613d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fo:font-size="12pt" fo:letter-spacing="normal" fo:font-style="normal" fo:font-weight="normal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style:font-size-asian="14pt" style:font-weight-asian="bold" style:font-size-complex="14pt" style:font-weight-complex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2.494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section-101.3"/>101.3 Change runlevels and shutdown or reboot system </text:h>
      <text:p text:style-name="P2"/>
      <text:p text:style-name="P2"><text:span text:style-name="T3">Manage the runlevel of the system. Tasks include changing to single-user mode, shutting down or rebooting the system, setting the default runlevel, switching between runlevels, alerting users, and properly terminating process.</text:span><text:line-break/></text:p>
      <text:p text:style-name="P2">Runlevels are used in most of the UNIX systems in order to allow a certain type of usage. For example, a specific runlevel will be mainly for a webserver use, or a single user mode, or maybe simple administrative tasks. It all depends on what the user needs. The runlevel will be determined<text:line-break/>by the init process (pid = 1) and /etc/inittab (or other now) will load the relative scripts.</text:p>
      <text:p text:style-name="P2">For example, a runlevel for an end user can be configured to have a GUI with the X Window server, or without it for the webserver as it doesnt really need and and it's much faster/stable in that way.<text:line-break/>Runlevels could be between 0 and 6. Those such as 0 and 6 respectively shutdown and reboot the computer. The runlevel 1 is called the single user mode or even maintenance mode as many services are not started (also called by s, S or single), and the runlevels 2,3 and 5 depend on the distribution. The runlevel 4 is not generally used.<text:line-break/><text:line-break/>Table of runlevels :<text:line-break/>0 : Powers off the computer<text:line-break/>1,s,S,single : single user mode<text:line-break/>2 : on debian : full multi user + X<text:line-break/>3 : on redhat, fedora, mandriva : full multi user without X<text:line-break/>4 : usually undefined by default<text:line-break/>5 : redhat, fedora and mandriva, same as 3 but + X<text:line-break/>6 : Reboots the computer<text:line-break/></text:p>
      <text:p text:style-name="P2"/>
      <text:p text:style-name="P2">To force a specific runlevel from GRUB : </text:p>
      <text:p text:style-name="P2"/>
      <text:p text:style-name="P2">if we have : kernel /vmlinuz-2.6.27.21-170.2.56.fc10.i686 ro root=/dev/hda1 rhgb quiet </text:p>
      <text:p text:style-name="P2">then we can force with : kernel /vmlinuz-2.6.27.21-170.2.56.fc10.i686 ro root=/dev/hda5 rhgb quiet 1 </text:p>
      <text:p text:style-name="P2">or kernel /vmlinuz-2.6.27.21-170.2.56.fc10.i686 ro root=/dev/hda5 rhgb \ quiet single </text:p>
      <text:p text:style-name="P2"/>
      <text:p text:style-name="P2">to switch from another running runlevel (for single user mode)</text:p>
      <text:p text:style-name="P2">init 1</text:p>
      <text:p text:style-name="P2"/>
      <text:p text:style-name="P2">wall command : write on all users</text:p>
      <text:p text:style-name="P4"/>
      <text:p text:style-name="P4">init</text:p>
      <text:p text:style-name="P3"><text:span text:style-name="T11"><text:tab/></text:span><text:span text:style-name="T1">The init process will be the most interesting regarding the different actions/tasks of each <text:line-break/><text:tab/>runlevel. The init command will send a signal to it to change the runlevel of the system.<text:line-break/><text:tab/>Once the shutdown command is exectuted, init will be called by this one and send a <text:line-break/><text:tab/>SIGTERM to all the processes, then, after 5 secondes, it sends a </text:span><text:span text:style-name="T9">SIGKILL signal to force <text:line-break/><text:tab/>the terminaison of remaining blocking processes.</text:span><text:span text:style-name="T1"> it is a clean way to shutdown a linux <text:line-break/><text:tab/>system. Then, the system reboots in single user mode (for maintenance) after a shutdown <text:line-break/><text:tab/>command.<text:line-break/></text:span><text:span text:style-name="T1"><text:line-break/></text:span><text:span text:style-name="T11">/etc/inittab</text:span></text:p>
      <text:p text:style-name="P4"><text:span text:style-name="T1"><text:tab/></text:span><text:span text:style-name="T2">Configuration file of the boot time : contains default runlevel execution and configuration of </text:span><text:soft-page-break/><text:span text:style-name="T2"><text:tab/>the scripts which should be loaded or killed (for systemV only).<text:line-break/><text:tab/>Upstart and Systemd are used by newer distributions and may provide a inittab file quite <text:line-break/><text:tab/>empty.<text:line-break/></text:span></text:p>
      <text:p text:style-name="P5"><text:tab/>Format of inittab file :<text:line-break/><text:line-break/><text:tab/>line number (usually lx where x corresponds to the <text:line-break/><text:tab/>runlevel):action(wait/respawn):scriptpath:rc x (x = runlevel passed as an argument of rc).<text:line-break/><text:line-break/><text:tab/>The script /etc/init.d/rc or /etc/rc.d/rc has to run all the scripts with their respective runlevel.<text:line-break/><text:tab/>The scripts to be launched could be found in :<text:line-break/><text:tab/>/etc/rc.d/rc?.d<text:line-break/><text:tab/>/etc/init.d/rc?.d<text:line-break/><text:tab/>/etc/rc?.d<text:line-break/><text:tab/>(or other location regarding the distribution)<text:line-break/><text:tab/><text:line-break/><text:tab/>Names starting with S are scripts that are meant to be started<text:line-break/><text:tab/>K are scripts to be stopped.<text:line-break/><text:tab/>The scripts are then numbered (for example : S10network or K35smb).<text:line-break/><text:tab/>In order to add/remove scripts at startup : use update-rc.d in comand line.<text:line-break/><text:line-break/><text:tab/>chkconfig –list or -l : is used to display which scripts/services are launched by runlevel<text:line-break/><text:tab/>chkconfig --level 23 nfs-common on : modify the runlevel + status of nfs-common service, <text:tab/>the nfs-common exec has to be in the main systemV scripts directory, where all the <text:tab/>executables are, on my Ubuntu : /etc/init.d</text:p>
      <text:p text:style-name="P4"/>
      <text:p text:style-name="P4">Telinit</text:p>
      <text:p text:style-name="P4"/>
      <text:p text:style-name="P4"><text:tab/><text:span text:style-name="T2">Same as init, command used to change the runlevel.</text:span></text:p>
      <text:p text:style-name="P4"/>
      <text:p text:style-name="P4">shutdown</text:p>
      <text:p text:style-name="Standard"><text:span text:style-name="T13"><text:tab/></text:span><text:span text:style-name="T14">Better command to use to turn off or reboot a computer in a safe way :<text:line-break/><text:tab/>-r = reboot<text:line-break/><text:tab/>now = shutdown now<text:line-break/><text:tab/>-H : halts<text:line-break/><text:tab/>-P : powers off<text:line-break/><text:tab/>shutdown -r +10 = reboot in 10min<text:line-break/><text:tab/>shutdown -h +15 “system going down for maintenance” = powers off in 15 min + adds a <text:line-break/><text:tab/>message<text:line-break/><text:tab/>shutdown -c “never mind” = abort shutdown process + message<text:line-break/><text:tab/></text:span><text:span text:style-name="Strong_20_Emphasis"><text:span text:style-name="T7">shutdown -h 23:59&amp; : shutdown at 23:59 (+background)<text:line-break/><text:tab/>shutdown -t60 17 Time to do backups&amp; = increases time between SIGTERM and SIGKILL</text:span></text:span></text:p>
      <text:p text:style-name="Standard"><text:span text:style-name="Strong_20_Emphasis"><text:span text:style-name="T7"/></text:span></text:p>
      <text:p text:style-name="P6"/>
      <text:p text:style-name="P6"><text:tab/>halt : halts the system</text:p>
      <text:p text:style-name="P6"><text:tab/>poweroff : symbolic link to halt<text:line-break/><text:tab/>reboot : symbolic link to halt as well</text:p>
      <text:p text:style-name="P4"/>
      <text:p text:style-name="P4">/etc/init.d</text:p>
      <text:p text:style-name="P2"><text:tab/>This directory will contain startup/shutdown scripts for each service in the system.</text:p>
      <text:p text:style-name="P2"><text:tab/>Example : # /etc/init.d/httpd stop </text:p>
      <text:p text:style-name="P2"><text:soft-page-break/><text:tab/><text:tab/> <text:s text:c="4"/># /etc/init.d/httpd start</text:p>
      <text:p text:style-name="P2"><text:tab/> <text:s text:c="15"/># /etc/init.d/httpd restart</text:p>
      <text:p text:style-name="P2"/>
      <text:p text:style-name="P2"><text:tab/>each rcX.d directory in /etc correspond to the scripts concerned by the runlevel X.<text:line-break/><text:tab/>each scripts has two letters K for killing the service at boot or S to start it. Then followed by <text:line-break/><text:tab/>2 integers for the boot sequence/order.</text:p>
      <text:p text:style-name="P2"/>
      <text:p text:style-name="P2"><text:tab/>Alt-tab during boot to switch messages or splash</text:p>
      <text:p text:style-name="P2"/>
      <text:p text:style-name="P2"><text:tab/>SYSTEM V, UPSTART and <text:s/><text:tab/>SYSTEMD = boot systems to start linux programs, systemv <text:tab/>older (etc/inittab)</text:p>
      <text:p text:style-name="P2"/>
      <text:p text:style-name="P2"><text:tab/>chkconfig –list : check services and their usage for each runlevel</text:p>
      <text:p text:style-name="P2"/>
      <text:p text:style-name="P4">upstart</text:p>
      <text:p text:style-name="P2"><text:tab/>initctl : view services for systemv and upstart<text:line-break/><text:tab/>initctl list : to display all of the services and their own status<text:line-break/><text:tab/>initctl reload : if updates /etc/init/xxx.conf files<text:line-break/><text:tab/>conf files are in /etc/init/ directory<text:line-break/><text:line-break/><text:span text:style-name="T4">systemd</text:span></text:p>
      <text:p text:style-name="P2"><text:tab/>systemctl for systemd<text:line-break/><text:tab/>systemctl stop sendmail.service = stops sendmail service<text:line-break/><text:tab/>start, reload, restart, status, enable, disable, list-units<text:line-break/><text:line-break/><text:span text:style-name="T4">runlevel</text:span><text:line-break/><text:tab/>Display the current and previous runlevels “N if no previous runlevel selected”<text:line-break/><text:tab/>could be displayed in using : grep :initdefault: /etc/inittab </text:p>
      <text:p text:style-name="P2"/>
      <text:p text:style-name="P2"/>
      <text:p text:style-name="P4">Objectives</text:p>
      <text:p text:style-name="P2"/>
      <text:list xml:id="list1926887711" text:style-name="L1">
        <text:list-item>
          <text:p text:style-name="P16">Set the default runlevel. </text:p>
        </text:list-item>
        <text:list-item>
          <text:p text:style-name="P16">Change between run levels including single user mode. </text:p>
        </text:list-item>
        <text:list-item>
          <text:p text:style-name="P16">Shutdown and reboot from the command line. </text:p>
        </text:list-item>
        <text:list-item>
          <text:p text:style-name="P16">Alert users before switching runlevels or other major system event. </text:p>
        </text:list-item>
        <text:list-item>
          <text:p text:style-name="P16">Properly terminate processes. </text:p>
        </text:list-item>
        <text:list-item>
          <text:p text:style-name="P12">Knowledge of basic features of systemd and Upstart </text:p>
        </text:list-item>
      </text:list>
      <text:p text:style-name="P2"/>
      <text:p text:style-name="P1"><text:span text:style-name="T12">Todo<text:line-break/><text:line-break/>Sources<text:line-break/><text:tab/></text:span><text:span text:style-name="T15">Upstart : </text:span><text:a xlink:type="simple" xlink:href="http://upstart.ubuntu.com/getting-started.html"><text:span text:style-name="T15">http://upstart.ubuntu.com/getting-started.html</text:span></text:a><text:span text:style-name="T15"><text:line-break/><text:tab/>Systemd : http://www.freedesktop.org/wiki/Software/systemd/ </text:span></text:p>
      <text:p text:style-name="P4"/>
      <text:p text:style-name="P4">Questions</text:p>
      <text:p text:style-name="P2"/>
      <text:p text:style-name="P2">1. Which runlevels are reserved by init for reboot, shutdown, and single-user mode </text:p>
      <text:p text:style-name="P2">purposes? (Select three.) </text:p>
      <text:p text:style-name="P2">A. <text:span text:style-name="T5">0</text:span> </text:p>
      <text:p text:style-name="P2"><text:soft-page-break/>B. <text:span text:style-name="T5">1</text:span> </text:p>
      <text:p text:style-name="P2">C. 2 </text:p>
      <text:p text:style-name="P2">D. 5 </text:p>
      <text:p text:style-name="P2">E.<text:span text:style-name="T5"> 6</text:span><text:line-break/><text:line-break/>2. You type the following command: </text:p>
      <text:p text:style-name="P2">$ runlevel </text:p>
      <text:p text:style-name="P2">5 3 </text:p>
      <text:p text:style-name="P2">What can you tell about your runlevel status? (Select two.) </text:p>
      <text:p text:style-name="P2">A. The current runlevel is 5. </text:p>
      <text:p text:style-name="P2">B. <text:span text:style-name="T5">The current runlevel is 3. </text:span></text:p>
      <text:p text:style-name="P2">C. <text:span text:style-name="T5">The previous runlevel is 5. </text:span></text:p>
      <text:p text:style-name="P2">D. The previous runlevel is 3. </text:p>
      <text:p text:style-name="P2">E. The runlevel is in the process of changing. <text:line-break/><text:line-break/><text:line-break/>3. A system administrator types the following command: </text:p>
      <text:p text:style-name="P2"># shutdown -c </text:p>
      <text:p text:style-name="P2">What is the effect of this command? </text:p>
      <text:p text:style-name="P2">A. <text:span text:style-name="T5">A previously scheduled shutdown is cancelled. </text:span></text:p>
      <text:p text:style-name="P2">B. The system shuts down and reboots immediately. </text:p>
      <text:p text:style-name="P2">C. The system shuts down and halts immediately. </text:p>
      <text:p text:style-name="P2">D. The system asks for confirmation and then shuts down. </text:p>
      <text:p text:style-name="P2">E. The system closes all open windows in X without shutting down. <text:line-break/><text:line-break/>4. Which of the following commands may not be used instead of shutdown in certain circum- </text:p>
      <text:p text:style-name="P2">stances (with appropriate options added to one or the other command)? </text:p>
      <text:p text:style-name="P2">A. reboot </text:p>
      <text:p text:style-name="P2">B. halt </text:p>
      <text:p text:style-name="P2">C. <text:span text:style-name="T6">poweroff</text:span></text:p>
      <text:p text:style-name="P2">D. telinit</text:p>
      <text:p text:style-name="P8">E. <text:span text:style-name="T5">takedown </text:span><text:line-break/><text:line-break/>5. You want to change to single-user mode on a running system. What command might you </text:p>
      <text:p text:style-name="P2">use to do this? </text:p>
      <text:p text:style-name="P2">A. runlevel 1 </text:p>
      <text:p text:style-name="P2">B. <text:span text:style-name="T5">telinit 1</text:span></text:p>
      <text:p text:style-name="P2">C. shutdown -1 </text:p>
      <text:p text:style-name="P2">D. single-user </text:p>
      <text:p text:style-name="P2">E. halt to 1 </text:p>
      <text:p text:style-name="P2"/>
      <text:p text:style-name="P2">6. What does runlevel 4 do?</text:p>
      <text:p text:style-name="P2">A. It reboots the computer. </text:p>
      <text:p text:style-name="P2">B. It starts a multi-user system without X running. </text:p>
      <text:p text:style-name="P2">C. It starts a multi-user system with X and an X-based login running. </text:p>
      <text:p text:style-name="P2">D. It starts the computer into single-user mode. </text:p>
      <text:p text:style-name="P2">E. <text:span text:style-name="T5">Its purpose isn’t standardized, so it can be used for anything you like.<text:line-break/><text:line-break/></text:span><text:span text:style-name="T6">7. </text:span><text:span text:style-name="T8">Your /etc/inittab file has a line that reads "id:1:initdefault:" What mode will the system enter </text:span><text:span text:style-name="T8">when it is booted?</text:span></text:p>
      <text:list xml:id="list953761815" text:style-name="L2">
        <text:list-item>
          <text:list>
            <text:list-item>
              <text:p text:style-name="P13">Single user mode</text:p>
            </text:list-item>
            <text:list-item>
              <text:p text:style-name="P14">Non-network multi-user mode</text:p>
            </text:list-item>
            <text:list-item>
              <text:p text:style-name="P14"><text:soft-page-break/>Network multi-user mode</text:p>
            </text:list-item>
            <text:list-item>
              <text:p text:style-name="P14">Multi-user GUI mode</text:p>
              <text:p text:style-name="P14"/>
            </text:list-item>
          </text:list>
          <text:p text:style-name="P14">8. According to the Linux Standard Base (LSB) specification, runlevel 3 is reserved for which of the following system states?</text:p>
          <text:list text:continue-numbering="true">
            <text:list-item>
              <text:p text:style-name="P14">Single user mode</text:p>
            </text:list-item>
            <text:list-item>
              <text:p text:style-name="P14">Non-network multi-user mode</text:p>
            </text:list-item>
            <text:list-item>
              <text:p text:style-name="P13">Network multi-user mode</text:p>
            </text:list-item>
            <text:list-item>
              <text:p text:style-name="P14">Multi-user GUI mode</text:p>
              <text:p text:style-name="P14"/>
            </text:list-item>
          </text:list>
          <text:p text:style-name="P14">9. You have edited your /etc/inittab and changed the line "id:5:initdefault:" to read "su:5:initdefault". What will be the runlevel on the next reboot?</text:p>
          <text:list text:continue-numbering="true">
            <text:list-item>
              <text:p text:style-name="P14">0</text:p>
            </text:list-item>
            <text:list-item>
              <text:p text:style-name="P14">1</text:p>
            </text:list-item>
            <text:list-item>
              <text:p text:style-name="P13">5</text:p>
            </text:list-item>
            <text:list-item>
              <text:p text:style-name="P14">None, the init daemon will prompt for the runlevel before finishing boot-up.</text:p>
            </text:list-item>
          </text:list>
        </text:list-item>
      </text:list>
      <text:p text:style-name="P11"/>
      <text:p text:style-name="P7">10. What line in /etc/inittab would indicate that your default runlevel is 5? </text:p>
      <text:p text:style-name="P10">A. ca:12345:ctrlaltdel:/sbin/shutdown -t1 -a -r now </text:p>
      <text:p text:style-name="P10">B. <text:span text:style-name="T5">id:5:initdefault: </text:span></text:p>
      <text:p text:style-name="P10">C. si:5:sysinit:/etc/init.d/rcS </text:p>
      <text:p text:style-name="P10">D. l5:5:wait:/etc/init.d/rc 5 </text:p>
      <text:p text:style-name="P15"><text:span text:style-name="T10">E. 1:2345:respawn:/sbin/getty 38400 tty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13T11:02:15</meta:creation-date>
    <dc:date>2014-09-08T11:36:13</dc:date>
    <dc:creator>David </dc:creator>
    <meta:editing-duration>PT12H41M6S</meta:editing-duration>
    <meta:editing-cycles>139</meta:editing-cycles>
    <meta:generator>LibreOffice/3.5$Linux_X86_64 LibreOffice_project/350m1$Build-2</meta:generator>
    <meta:document-statistic meta:table-count="0" meta:image-count="0" meta:object-count="0" meta:page-count="5" meta:paragraph-count="102" meta:word-count="1377" meta:character-count="8330" meta:non-whitespace-character-count="6900"/>
  </office:meta>
</office:document-meta>
</file>